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ccccff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6pt"/>
    </style:style>
    <style:style style:name="P3" style:family="paragraph">
      <style:paragraph-properties fo:margin-left="0cm" fo:margin-right="0cm" fo:text-align="center" fo:text-indent="0cm"/>
      <style:text-properties fo:font-size="28pt" fo:font-weight="bold"/>
    </style:style>
    <style:style style:name="T1" style:family="text">
      <style:text-properties fo:font-size="26pt"/>
    </style:style>
    <style:style style:name="T2" style:family="text">
      <style:text-properties fo:font-size="2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office:forms form:automatic-focus="false" form:apply-design-mode="false"/>
        <draw:rect draw:style-name="gr1" draw:text-style-name="P2" draw:layer="layout" svg:width="6.5cm" svg:height="2.29cm" svg:x="7.25cm" svg:y="1.2cm">
          <text:p text:style-name="P1"><text:span text:style-name="T1">WEB</text:span></text:p>
        </draw:rect>
        <draw:rect draw:style-name="gr1" draw:text-style-name="P2" draw:layer="layout" svg:width="6.5cm" svg:height="2.29cm" svg:x="7.25cm" svg:y="7.148cm">
          <text:p text:style-name="P1"><text:span text:style-name="T1">TEXT</text:span></text:p>
        </draw:rect>
        <draw:rect draw:style-name="gr1" draw:text-style-name="P2" draw:layer="layout" svg:width="6.5cm" svg:height="3cm" svg:x="7.25cm" svg:y="13.096cm">
          <text:p text:style-name="P1"><text:span text:style-name="T1">Lingvistické</text:span></text:p>
          <text:p text:style-name="P1"><text:span text:style-name="T1">stromy</text:span></text:p>
        </draw:rect>
        <draw:rect draw:style-name="gr1" draw:text-style-name="P2" draw:layer="layout" svg:width="6.5cm" svg:height="3cm" svg:x="7.25cm" svg:y="19.753cm">
          <text:p text:style-name="P1"><text:span text:style-name="T1">Surová</text:span></text:p>
          <text:p text:style-name="P1"><text:span text:style-name="T1">data</text:span></text:p>
        </draw:rect>
        <draw:rect draw:style-name="gr1" draw:text-style-name="P2" draw:layer="layout" svg:width="6.5cm" svg:height="2.29cm" svg:x="7.25cm" svg:y="26.411cm">
          <text:p text:style-name="P1"><text:span text:style-name="T1">Otologie</text:span></text:p>
        </draw:rect>
        <draw:custom-shape draw:style-name="gr2" draw:text-style-name="P3" draw:layer="layout" svg:width="2.279cm" svg:height="2.793cm" svg:x="9.334cm" svg:y="3.895cm">
          <text:p text:style-name="P3"><text:span text:style-name="T2">1) Příprava vstupních dat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2.279cm" svg:height="2.793cm" svg:x="9.335cm" svg:y="9.896cm">
          <text:p text:style-name="P3"><text:span text:style-name="T2">2) Lingvistická anotac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2.279cm" svg:height="2.793cm" svg:x="9.335cm" svg:y="16.596cm">
          <text:p text:style-name="P3"><text:span text:style-name="T2">3) Extrakce dat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2.279cm" svg:height="2.793cm" svg:x="9.335cm" svg:y="23.196cm">
          <text:p text:style-name="P3"><text:span text:style-name="T2">4) Formální reprezentace dat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7-07-21T15:07:10</meta:creation-date>
    <dc:date>2007-07-21T15:31:44</dc:date>
    <dc:language>cs-CZ</dc:language>
    <meta:editing-cycles>2</meta:editing-cycles>
    <meta:editing-duration>PT9M23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